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-color="#ffffcc" draw:opacity="100%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draw:marker-start-width="0.321cm" draw:marker-end-width="0.321cm" draw:fill-color="#ff99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draw:marker-start-width="0.321cm" draw:marker-end-width="0.321cm" draw:fill-color="#99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6cm" fo:min-width="0cm"/>
    </style:style>
    <style:style style:name="gr5" style:family="graphic" style:parent-style-name="objectwithoutfill">
      <style:graphic-properties draw:stroke="solid" svg:stroke-width="0.282cm" svg:stroke-color="#579d1c" draw:marker-start-width="0.621cm" draw:marker-end="Arrow" draw:marker-end-width="0.721cm" draw:fill="none" draw:textarea-vertical-align="middle" fo:padding-top="0.264cm" fo:padding-bottom="0.264cm" fo:padding-left="0.389cm" fo:padding-right="0.389cm"/>
    </style:style>
    <style:style style:name="gr6" style:family="graphic" style:parent-style-name="objectwithoutfill">
      <style:graphic-properties svg:stroke-width="0.282cm" svg:stroke-color="#000099" draw:marker-start-width="0.621cm" draw:marker-end="Arrow" draw:marker-end-width="0.721cm" draw:fill="none" draw:textarea-vertical-align="middle" fo:padding-top="0.264cm" fo:padding-bottom="0.264cm" fo:padding-left="0.389cm" fo:padding-right="0.389cm"/>
    </style:style>
    <style:style style:name="gr7" style:family="graphic" style:parent-style-name="objectwithoutfill">
      <style:graphic-properties draw:stroke="dash" draw:stroke-dash="Dashed_20__28_var_29_" svg:stroke-width="0.282cm" svg:stroke-color="#ff420e" draw:marker-start-width="0.619cm" draw:marker-end="Arrow" draw:marker-end-width="0.719cm" draw:fill="none" draw:textarea-vertical-align="middle" fo:padding-top="0.262cm" fo:padding-bottom="0.262cm" fo:padding-left="0.387cm" fo:padding-right="0.387cm"/>
    </style:style>
    <style:style style:name="gr8" style:family="graphic" style:parent-style-name="objectwithoutfill">
      <style:graphic-properties draw:stroke="dash" draw:stroke-dash="Dashed_20__28_var_29_" svg:stroke-width="0.282cm" svg:stroke-color="#ff420e" draw:marker-start-width="0.621cm" draw:marker-end="Arrow" draw:marker-end-width="0.721cm" draw:fill="none" draw:textarea-vertical-align="middle" fo:padding-top="0.264cm" fo:padding-bottom="0.264cm" fo:padding-left="0.389cm" fo:padding-right="0.3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4cm" fo:min-width="0cm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paragraph-properties fo:text-align="center"/>
      <style:text-properties fo:font-family="Arial" style:font-style-name="Italic" style:font-family-generic="swiss" style:font-pitch="variable" fo:font-size="28pt" style:font-size-asian="28pt" style:font-size-complex="28pt"/>
    </style:style>
    <style:style style:name="P3" style:family="paragraph">
      <style:text-properties fo:color="#000000" fo:font-size="32pt" style:font-size-asian="32pt" style:font-size-complex="32pt"/>
    </style:style>
    <style:style style:name="P4" style:family="paragraph">
      <style:text-properties fo:color="#000000" fo:font-family="Arial" style:font-style-name="Italic" style:font-family-generic="swiss" style:font-pitch="variable" fo:font-size="32pt" style:font-size-asian="32pt" style:font-size-complex="32pt"/>
    </style:style>
    <style:style style:name="P5" style:family="paragraph">
      <style:paragraph-properties fo:text-align="center"/>
    </style:style>
    <style:style style:name="T1" style:family="text">
      <style:text-properties fo:font-family="Arial" style:font-style-name="Italic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00" fo:font-family="Arial" style:font-style-name="Italic" style:font-family-generic="swiss" style:font-pitch="variable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name="Model" draw:style-name="gr1" draw:text-style-name="P2" draw:layer="layout" svg:width="5.207cm" svg:height="2.54cm" svg:x="1.207cm" svg:y="1.469cm">
            <text:p text:style-name="P1"><text:span text:style-name="T1">MODE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08cm" svg:height="2.54cm" svg:x="11.587cm" svg:y="1.469cm">
            <text:p text:style-name="P1"><text:span text:style-name="T1">MET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6.35cm" svg:height="3.245cm" svg:x="6.057cm" svg:y="8.493cm">
            <text:p text:style-name="P2"><text:span text:style-name="T1">CONTRO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3.937cm" svg:height="1.536cm" svg:x="1.831cm" svg:y="6.195cm">
            <draw:text-box>
              <text:p text:style-name="P3"><text:span text:style-name="T2">Atom(</text:span></text:p>
            </draw:text-box>
          </draw:frame>
          <draw:line draw:style-name="gr5" draw:text-style-name="P5" draw:layer="layout" svg:x1="13.78cm" svg:y1="4.263cm" svg:x2="11.033cm" svg:y2="8.493cm">
            <text:p/>
          </draw:line>
          <draw:line draw:style-name="gr6" draw:text-style-name="P5" draw:layer="layout" svg:x1="4.255cm" svg:y1="4.39cm" svg:x2="6.969cm" svg:y2="8.493cm">
            <text:p/>
          </draw:line>
          <draw:line draw:style-name="gr7" draw:text-style-name="P5" draw:layer="layout" svg:x1="7.858cm" svg:y1="8.112cm" svg:x2="5.271cm" svg:y2="4.263cm">
            <text:p/>
          </draw:line>
          <draw:line draw:style-name="gr6" draw:text-style-name="P5" draw:layer="layout" svg:x1="8.874cm" svg:y1="12.049cm" svg:x2="8.874cm" svg:y2="16.24cm">
            <text:p/>
          </draw:line>
          <draw:line draw:style-name="gr8" draw:text-style-name="P5" draw:layer="layout" svg:x1="9.636cm" svg:y1="16.113cm" svg:x2="9.636cm" svg:y2="12.049cm">
            <text:p/>
          </draw:line>
          <draw:frame draw:style-name="gr9" draw:text-style-name="P4" draw:layer="layout" svg:width="1.016cm" svg:height="1.508cm" svg:x="7.8cm" svg:y="6.195cm">
            <draw:text-box>
              <text:p text:style-name="P3"><text:span text:style-name="T2">)</text:span></text:p>
            </draw:text-box>
          </draw:frame>
          <draw:frame draw:style-name="gr10" draw:text-style-name="P4" draw:layer="layout" svg:width="7.747cm" svg:height="1.789cm" svg:x="1cm" svg:y="13.054cm">
            <draw:text-box>
              <text:p text:style-name="P3"><text:span text:style-name="T2">LensedAtom(</text:span></text:p>
            </draw:text-box>
          </draw:frame>
          <draw:frame draw:style-name="gr11" draw:text-style-name="P4" draw:layer="layout" svg:width="1.016cm" svg:height="1.508cm" svg:x="9.895cm" svg:y="13.075cm">
            <draw:text-box>
              <text:p text:style-name="P3"><text:span text:style-name="T2">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esa Karvonen</meta:initial-creator>
    <meta:creation-date>2016-02-28T09:18:38</meta:creation-date>
    <dc:date>2016-03-01T04:30:31</dc:date>
    <dc:creator>Vesa Karvonen</dc:creator>
    <meta:editing-duration>PT44M30S</meta:editing-duration>
    <meta:editing-cycles>7</meta:editing-cycles>
    <meta:generator>OpenOffice/4.1.2$Unix OpenOffice.org_project/412m3$Build-9782</meta:generator>
    <meta:document-statistic meta:object-count="13"/>
  </office:meta>
</office:document-meta>
</file>